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background-color="#ffffa6" loext:char-shading-value="0"/>
    </style:style>
    <style:style style:name="T2" style:family="text">
      <style:text-properties fo:background-color="#ffff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@THodnev" text:style-name="Internet_20_link" text:visited-style-name="Visited_20_Internet_20_Link">https://www.youtube.com/@THodnev</text:a></text:p>
      <text:p text:style-name="P1"><text:a xlink:type="simple" xlink:href="https://www.youtube.com/watch?v=q_4xffLodVQ" text:style-name="Internet_20_link" text:visited-style-name="Visited_20_Internet_20_Link">https://www.youtube.com/watch?v=q_4xffLodVQ</text:a></text:p>
      <text:p text:style-name="P1"/>
      <text:p text:style-name="P1"><text:a xlink:type="simple" xlink:href="https://www.youtube.com/watch?v=DZrb9oSEzlU&amp;list=PLCGpd0Do5-I3b5TtyqeF1UdyD4C-S-dMa" text:style-name="Internet_20_link" text:visited-style-name="Visited_20_Internet_20_Link"><text:span text:style-name="T2">https://www.youtube.com/watch?v=DZrb9oSEzlU&amp;list=PLCGpd0Do5-I3b5TtyqeF1UdyD4C-S-dMa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15T21:27:16.409026624</dc:date>
    <meta:editing-duration>PT2H39M5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" meta:character-count="158" meta:non-whitespace-character-count="158"/>
  </office:meta>
</office:document-meta>
</file>